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text:span text:style-name="Source_20_Text">vector&lt;int&gt; parseInts(string str) {</text:span></text:p>
      <text:p text:style-name="Preformatted_20_Text"><text:span text:style-name="Source_20_Text">stringstream ss(str); <text:s text:c="2"/>//??</text:span></text:p>
      <text:p text:style-name="Preformatted_20_Text"><text:span text:style-name="Source_20_Text">vector&lt;int&gt; result;</text:span></text:p>
      <text:p text:style-name="Preformatted_20_Text"><text:span text:style-name="Source_20_Text">char ch;</text:span></text:p>
      <text:p text:style-name="Preformatted_20_Text"><text:span text:style-name="Source_20_Text">int tmp;</text:span></text:p>
      <text:p text:style-name="Preformatted_20_Text"><text:span text:style-name="Source_20_Text">while(ss &gt;&gt; tmp) { <text:s text:c="5"/>//??</text:span></text:p>
      <text:p text:style-name="Preformatted_20_Text"><text:span text:style-name="Source_20_Text"><text:s text:c="4"/>result.push_back(tmp);</text:span></text:p>
      <text:p text:style-name="Preformatted_20_Text"><text:span text:style-name="Source_20_Text"><text:s text:c="4"/>ss &gt;&gt; ch; <text:s text:c="10"/>//??</text:span></text:p>
      <text:p text:style-name="Preformatted_20_Text"><text:span text:style-name="Source_20_Text">}</text:span></text:p>
      <text:p text:style-name="P1"><text:span text:style-name="Source_20_Text">return result;</text:span></text:p>
      <text:p text:style-name="Text_20_body">Let me start with streams as such: streams are potentially endless sources of data input or data output. Take the STDIN, where potentially endless data can come in. Streams provide an interface to such an device, they capsulate it and provide means to get the information of such streams, or to put them into those devices.</text:p>
      <text:p text:style-name="Text_20_body">In the first line with question mark (<text:span text:style-name="Source_20_Text">stringstream ss(str)</text:span>) you create a new stream. However this is a stringstream, so as source you do not provide a streaming device, but a string. As the text for the problem says, in C++ these streams are used for extraction of different data types in a string. So, what we get in line in question is a stringstream object called ss, that encapsulates a string, and allows as to access the string as we could access any other stream (remember that cin and cout are streams as well).</text:p>
      <text:p text:style-name="Text_20_body">Now to the second line. <text:span text:style-name="Source_20_Text">ss &gt;&gt; tmp</text:span> is a simple extraction. Remember <text:span text:style-name="Source_20_Text">cin &gt;&gt; a</text:span> from previous exercises. It does the same thing here: Get me the next thing on the stream (which actually is a string) and put it in the variable <text:span text:style-name="Source_20_Text">tmp</text:span>. Now the trick is, that <text:span text:style-name="Source_20_Text">tmp</text:span> is of type <text:span text:style-name="Source_20_Text">int</text:span>, so only if the next thing in the stream is an integer value will this work. The <text:span text:style-name="Source_20_Text">while(ss &gt;&gt; tmp)</text:span> checks, if it actually did work. If the string is empty (I'm not sure with C++ but in C, strings terminate with an invisible character <text:span text:style-name="Source_20_Text">\0</text:span>), or if the next thing is not a number, then the test fails, and while skips the rest. </text:p>
      <text:p text:style-name="Text_20_body">For the last line we are now in the body of the while loop, so the last character was a number and it got saved into <text:span text:style-name="Source_20_Text">tmp</text:span>. As en example, let's say we had <text:span text:style-name="Source_20_Text">"1,2"</text:span>, then now the <text:span text:style-name="Source_20_Text">1</text:span> is extracted as integer and saved into <text:span text:style-name="Source_20_Text">tmp</text:span>, and the remaining string in the stream is <text:span text:style-name="Source_20_Text">",2"</text:span>. We can add that number to the vector (<text:span text:style-name="Source_20_Text">result.push_back(tmp);</text:span>), and due to the structure of the string, which we know, we now expect the next element to be of type character, as it is the <text:span text:style-name="Source_20_Text">,</text:span>. We need to extract that from the string, because otherwise in the next loop of the while case will try to extracht a number as the next thing of the string, but gets the comma, which cannot be extracted as integer, and therefore the loop condition will fail and we jump out after only the first extracted number.</text:p>
      <text:p text:style-name="Text_20_body">We actually never use <text:span text:style-name="Source_20_Text">ch</text:span>, it's just to get rid of all the commas and make the loop work.</text:p>
      <text:p text:style-name="Preformatted_20_Text">and of course, once the string is empty, extracting a number will fail aswell, so this is how we get all numbers, then exit the loop and return the vector to the calling function (in this case <text:span text:style-name="Source_20_Text">ma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5-17T11:01:12.968157816</dc:date>
    <meta:editing-duration>PT51S</meta:editing-duration>
    <meta:editing-cycles>1</meta:editing-cycles>
    <meta:document-statistic meta:table-count="0" meta:image-count="0" meta:object-count="0" meta:page-count="1" meta:paragraph-count="16" meta:word-count="503" meta:character-count="2688" meta:non-whitespace-character-count="2175"/>
    <meta:generator>LibreOffice/5.0.5.2$Linux_X86_64 LibreOffice_project/00m0$Build-2</meta:generator>
  </office:meta>
</office:document-meta>
</file>